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1.207cm"/>
    </style:style>
    <style:style style:name="gr2" style:family="graphic" style:parent-style-name="standard">
      <style:graphic-properties svg:stroke-width="0.053cm" svg:stroke-color="#000000" draw:marker-start="Arrow" draw:marker-start-width="0.279cm" draw:marker-end-width="0.279cm" draw:fill-color="#ffffff" draw:opacity="100%" draw:textarea-horizontal-align="justify" draw:textarea-vertical-align="middle" draw:auto-grow-height="false" fo:min-height="0.839cm" fo:min-width="3.766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5.85cm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14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40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7cm" fo:min-width="0.7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35cm" svg:stroke-color="#000000" draw:marker-start="Arrow" draw:marker-start-width="0.252cm" draw:marker-end-width="0.252cm" draw:fill-color="#ffffff" draw:opacity="100%" draw:textarea-horizontal-align="justify" draw:textarea-vertical-align="middle" draw:auto-grow-height="false" fo:min-height="0.605cm" fo:min-width="2.133cm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4.52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52cm" fo:min-width="1.02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0.961cm"/>
    </style:style>
    <style:style style:name="gr13" style:family="graphic" style:parent-style-name="standard">
      <style:graphic-properties svg:stroke-width="0.028cm" svg:stroke-color="#000000" draw:marker-start="Arrow" draw:marker-start-width="0.242cm" draw:marker-end-width="0.242cm" draw:fill-color="#ffffff" draw:opacity="100%" draw:textarea-horizontal-align="justify" draw:textarea-vertical-align="middle" draw:auto-grow-height="false" fo:min-height="0.863cm" fo:min-width="3.79cm" fo:padding-top="0.139cm" fo:padding-bottom="0.139cm" fo:padding-left="0.264cm" fo:padding-right="0.264cm"/>
    </style:style>
    <style:style style:name="gr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1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  <style:text-properties style:font-name="Calibri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text-align="center"/>
      <style:text-properties style:font-name="Calibri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100%"/>
      <style:paragraph-properties fo:text-align="center"/>
      <style:text-properties style:font-name="Calibri" fo:font-size="15.3999996185303pt" style:font-size-asian="14pt" style:font-size-complex="14pt"/>
    </style:style>
    <style:style style:name="P9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10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font-weight="normal" style:font-name-asian="SimSun" style:font-size-asian="11pt" style:font-weight-asian="normal" style:font-name-complex="Calibri" style:font-size-complex="11pt" style:language-complex="ar" style:country-complex="SA" style:font-weight-complex="normal"/>
    </style:style>
    <style:style style:name="P1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3pt" style:font-size-asian="13pt" style:font-size-complex="13pt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style:font-name="Calibri" fo:font-size="8pt" style:font-size-asian="8pt" style:font-size-complex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413cm" svg:height="1.016cm" svg:x="3.978cm" svg:y="9.001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4.318cm" svg:height="1.141cm" svg:x="10.398cm" svg:y="10.654cm">
          <text:p text:style-name="P1"><text:span text:style-name="T1">Flow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g>
            <draw:custom-shape draw:style-name="gr3" draw:text-style-name="P2" draw:layer="layout" svg:width="6.35cm" svg:height="2.794cm" svg:x="9.382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draw:layer="layout" svg:width="2.294cm" svg:height="0.956cm" svg:x="9.501cm" svg:y="5.692cm">
              <text:p text:style-name="P4"><text:span text:style-name="T2">Pumping Ma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1.643cm" svg:height="0.956cm" svg:x="11.922cm" svg:y="5.692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1.905cm" svg:height="0.956cm" svg:x="13.692cm" svg:y="5.692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1.778cm" svg:height="0.717cm" svg:x="9.628cm" svg:y="7.486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778cm" svg:height="0.717cm" svg:x="11.787cm" svg:y="7.486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778cm" svg:height="0.717cm" svg:x="13.819cm" svg:y="7.486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7" draw:layer="layout" svg:x1="10.517cm" svg:y1="7.485cm" svg:x2="10.517cm" svg:y2="6.648cm">
              <text:p/>
            </draw:line>
            <draw:line draw:style-name="gr8" draw:text-style-name="P7" draw:layer="layout" svg:x1="12.676cm" svg:y1="7.485cm" svg:x2="12.676cm" svg:y2="6.648cm">
              <text:p/>
            </draw:line>
            <draw:line draw:style-name="gr8" draw:text-style-name="P7" draw:layer="layout" svg:x1="14.676cm" svg:y1="7.486cm" svg:x2="14.676cm" svg:y2="6.649cm">
              <text:p/>
            </draw:line>
          </draw:g>
        </draw:g>
        <draw:connector draw:style-name="gr8" draw:text-style-name="P7" draw:layer="layout" draw:type="line" svg:x1="12.557cm" svg:y1="10.654cm" svg:x2="12.557cm" svg:y2="8.366cm" draw:start-shape="id1" draw:start-glue-point="0" draw:end-shape="id2" draw:end-glue-point="2" svg:d="M12557 10654v-2288" svg:viewBox="0 0 1 2289">
          <text:p/>
        </draw:connector>
        <draw:custom-shape draw:style-name="gr9" draw:text-style-name="P8" xml:id="id3" draw:id="id3" draw:layer="layout" svg:width="2.667cm" svg:height="0.889cm" svg:x="3.794cm" svg:y="6.707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413cm" svg:height="1.016cm" svg:x="3.921cm" svg:y="4.429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2.667cm" svg:height="0.889cm" svg:x="3.794cm" svg:y="2.143cm">
          <text:p text:style-name="P1"><text:span text:style-name="T1">Sew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draw:type="line" svg:x1="5.127cm" svg:y1="6.707cm" svg:x2="5.128cm" svg:y2="5.445cm" draw:start-shape="id3" draw:start-glue-point="0" draw:end-shape="id4" draw:end-glue-point="8" svg:d="M5127 6707l1-1262" svg:viewBox="0 0 2 1263">
          <text:p/>
        </draw:connector>
        <draw:connector draw:style-name="gr8" draw:text-style-name="P7" draw:layer="layout" draw:type="line" svg:x1="5.128cm" svg:y1="4.429cm" svg:x2="5.127cm" svg:y2="3.032cm" draw:start-shape="id4" draw:start-glue-point="4" draw:end-shape="id5" draw:end-glue-point="2" svg:d="M5128 4429l-1-1397" svg:viewBox="0 0 2 1398">
          <text:p/>
        </draw:connector>
        <draw:connector draw:style-name="gr8" draw:text-style-name="P7" draw:layer="layout" draw:type="line" svg:x1="5.185cm" svg:y1="9.001cm" svg:x2="5.127cm" svg:y2="7.596cm" draw:start-shape="id6" draw:start-glue-point="4" draw:end-shape="id3" draw:end-glue-point="2" svg:d="M5185 9001l-58-1405" svg:viewBox="0 0 59 1406">
          <text:p/>
        </draw:connector>
        <draw:connector draw:style-name="gr8" draw:text-style-name="P7" draw:layer="layout" svg:x1="10.398cm" svg:y1="11.224cm" svg:x2="5.185cm" svg:y2="10.017cm" draw:start-shape="id1" draw:start-glue-point="3" draw:end-shape="id6" draw:end-glue-point="8" svg:d="M10398 11224h-5213v-1207" svg:viewBox="0 0 5214 1208">
          <text:p/>
        </draw:connector>
        <draw:connector draw:style-name="gr8" draw:text-style-name="P7" draw:layer="layout" draw:type="line" svg:x1="12.557cm" svg:y1="11.795cm" svg:x2="12.621cm" svg:y2="13.446cm" draw:start-shape="id1" draw:start-glue-point="2" draw:end-shape="id7" draw:end-glue-point="4" svg:d="M12557 11795l64 1651" svg:viewBox="0 0 65 1652">
          <text:p/>
        </draw:connector>
        <draw:custom-shape draw:style-name="gr10" draw:text-style-name="P10" xml:id="id9" draw:id="id9" draw:layer="layout" svg:width="5.023cm" svg:height="1.143cm" draw:transform="skewX (-0.0122173047639603) translate (26.64cm 18.291cm)">
          <text:p text:style-name="P9"><text:span text:style-name="T6">Building Element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8" draw:id="id8" draw:layer="layout" svg:width="3.048cm" svg:height="3.002cm" svg:x="19.369cm" svg:y="17.356cm">
          <text:p text:style-name="P1"><text:span text:style-name="T7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type="line" svg:x1="22.417cm" svg:y1="18.857cm" svg:x2="26.647cm" svg:y2="18.862cm" draw:start-shape="id8" draw:start-glue-point="7" draw:end-shape="id9" draw:end-glue-point="3" svg:d="M22417 18857l4230 5" svg:viewBox="0 0 4231 6">
          <text:p/>
        </draw:connector>
        <draw:custom-shape draw:style-name="gr12" draw:text-style-name="P11" xml:id="id7" draw:id="id7" draw:layer="layout" svg:width="2.921cm" svg:height="2.921cm" svg:x="11.16cm" svg:y="13.446cm">
          <text:p text:style-name="P1"><text:span text:style-name="T8">IsConnec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10" draw:id="id10" draw:layer="layout" svg:width="4.318cm" svg:height="1.141cm" svg:x="18.78cm" svg:y="14.337cm">
          <text:p text:style-name="P1"><text:span text:style-name="T1">Flow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draw:type="line" svg:x1="14.081cm" svg:y1="14.907cm" svg:x2="18.78cm" svg:y2="14.907cm" draw:start-shape="id7" draw:start-glue-point="7" draw:end-shape="id10" draw:end-glue-point="3" svg:d="M14081 14907h4699" svg:viewBox="0 0 4700 1">
          <text:p/>
        </draw:connector>
        <draw:g xml:id="id11" draw:id="id11">
          <draw:g>
            <draw:custom-shape draw:style-name="gr3" draw:text-style-name="P2" draw:layer="layout" svg:width="6.35cm" svg:height="2.794cm" svg:x="17.729cm" svg:y="9.0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2.294cm" svg:height="0.956cm" svg:x="17.848cm" svg:y="9.186cm">
              <text:p text:style-name="P4"><text:span text:style-name="T2">An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1.643cm" svg:height="0.956cm" svg:x="20.269cm" svg:y="9.186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1.905cm" svg:height="0.956cm" svg:x="22.039cm" svg:y="9.186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1.778cm" svg:height="0.717cm" svg:x="17.975cm" svg:y="10.98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778cm" svg:height="0.717cm" svg:x="20.134cm" svg:y="10.98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778cm" svg:height="0.717cm" svg:x="22.166cm" svg:y="10.98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7" draw:layer="layout" svg:x1="18.864cm" svg:y1="10.979cm" svg:x2="18.864cm" svg:y2="10.142cm">
              <text:p/>
            </draw:line>
            <draw:line draw:style-name="gr8" draw:text-style-name="P7" draw:layer="layout" svg:x1="21.023cm" svg:y1="10.979cm" svg:x2="21.023cm" svg:y2="10.142cm">
              <text:p/>
            </draw:line>
            <draw:line draw:style-name="gr8" draw:text-style-name="P7" draw:layer="layout" svg:x1="23.023cm" svg:y1="10.98cm" svg:x2="23.023cm" svg:y2="10.143cm">
              <text:p/>
            </draw:line>
          </draw:g>
        </draw:g>
        <draw:connector draw:style-name="gr8" draw:text-style-name="P7" draw:layer="layout" draw:type="line" svg:x1="20.939cm" svg:y1="14.337cm" svg:x2="20.904cm" svg:y2="11.86cm" draw:start-shape="id10" draw:start-glue-point="0" draw:end-shape="id11" draw:end-glue-point="2" svg:d="M20939 14337l-35-2477" svg:viewBox="0 0 36 2478">
          <text:p/>
        </draw:connector>
        <draw:connector draw:style-name="gr8" draw:text-style-name="P7" draw:layer="layout" draw:type="line" svg:x1="20.939cm" svg:y1="15.478cm" svg:x2="20.893cm" svg:y2="17.356cm" draw:start-shape="id10" draw:start-glue-point="2" draw:end-shape="id8" draw:end-glue-point="4" svg:d="M20939 15478l-46 1878" svg:viewBox="0 0 47 1879">
          <text:p/>
        </draw:connector>
        <draw:g xml:id="id12" draw:id="id12">
          <draw:g>
            <draw:custom-shape draw:style-name="gr3" draw:text-style-name="P2" draw:layer="layout" svg:width="6.35cm" svg:height="2.794cm" svg:x="25.984cm" svg:y="12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294cm" svg:height="0.956cm" svg:x="26.103cm" svg:y="12.677cm">
              <text:p text:style-name="P4"><text:span text:style-name="T2">Thrust Blo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1.643cm" svg:height="0.956cm" svg:x="28.524cm" svg:y="12.677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1.905cm" svg:height="0.956cm" svg:x="30.294cm" svg:y="12.677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1.778cm" svg:height="0.717cm" svg:x="26.23cm" svg:y="14.471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778cm" svg:height="0.717cm" svg:x="28.389cm" svg:y="14.471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778cm" svg:height="0.717cm" svg:x="30.421cm" svg:y="14.471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7" draw:layer="layout" svg:x1="27.119cm" svg:y1="14.47cm" svg:x2="27.119cm" svg:y2="13.633cm">
              <text:p/>
            </draw:line>
            <draw:line draw:style-name="gr8" draw:text-style-name="P7" draw:layer="layout" svg:x1="29.278cm" svg:y1="14.47cm" svg:x2="29.278cm" svg:y2="13.633cm">
              <text:p/>
            </draw:line>
            <draw:line draw:style-name="gr8" draw:text-style-name="P7" draw:layer="layout" svg:x1="31.278cm" svg:y1="14.471cm" svg:x2="31.278cm" svg:y2="13.634cm">
              <text:p/>
            </draw:line>
          </draw:g>
        </draw:g>
        <draw:connector draw:style-name="gr8" draw:text-style-name="P7" draw:layer="layout" draw:type="line" svg:x1="29.151cm" svg:y1="18.291cm" svg:x2="29.159cm" svg:y2="15.351cm" draw:start-shape="id9" draw:start-glue-point="0" draw:end-shape="id12" draw:end-glue-point="2" svg:d="M29151 18291l8-2940" svg:viewBox="0 0 9 29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09:44:31.187000000</meta:creation-date>
    <dc:date>2019-01-15T14:18:25.969000000</dc:date>
    <meta:editing-duration>PT8H6M17S</meta:editing-duration>
    <meta:editing-cycles>4</meta:editing-cycles>
    <meta:generator>LibreOffice/6.1.2.1$Windows_X86_64 LibreOffice_project/65905a128db06ba48db947242809d14d3f9a93fe</meta:generator>
    <meta:document-statistic meta:object-count="56"/>
  </office:meta>
</office:document-meta>
</file>